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8827" officeooo:paragraph-rsid="00078827" style:font-weight-asian="bold" style:font-weight-complex="bold"/>
    </style:style>
    <style:style style:name="P2" style:family="paragraph" style:parent-style-name="Standard">
      <style:paragraph-properties fo:text-align="start" style:justify-single-word="false"/>
      <style:text-properties fo:font-weight="normal" officeooo:rsid="00078827" officeooo:paragraph-rsid="00078827" style:font-weight-asian="normal" style:font-weight-complex="normal"/>
    </style:style>
    <style:style style:name="P3" style:family="paragraph" style:parent-style-name="Standard">
      <style:paragraph-properties fo:text-align="start" style:justify-single-word="false"/>
      <style:text-properties fo:font-weight="normal" officeooo:rsid="00078827" officeooo:paragraph-rsid="0008434f" style:font-weight-asian="normal" style:font-weight-complex="normal"/>
    </style:style>
    <style:style style:name="P4" style:family="paragraph" style:parent-style-name="Standard">
      <style:paragraph-properties fo:text-align="start" style:justify-single-word="false"/>
      <style:text-properties fo:font-weight="normal" officeooo:rsid="0014d670" officeooo:paragraph-rsid="0014d67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78827" officeooo:paragraph-rsid="00078827"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8434f" officeooo:paragraph-rsid="0008434f"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f4135" officeooo:paragraph-rsid="000f4135"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1f313" officeooo:paragraph-rsid="0011f313"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0658c" officeooo:paragraph-rsid="0010658c"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078827" officeooo:paragraph-rsid="0007882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8827" officeooo:paragraph-rsid="000f4135"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78827" officeooo:paragraph-rsid="0014d670"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8434f" officeooo:paragraph-rsid="0008434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a9bea" officeooo:paragraph-rsid="000a9be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f4135" officeooo:paragraph-rsid="000f413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0658c" officeooo:paragraph-rsid="0010658c"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1f313" officeooo:paragraph-rsid="0011f313"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f4135" officeooo:paragraph-rsid="000f4135"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be361" officeooo:paragraph-rsid="001be361"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1f313" officeooo:paragraph-rsid="0011f31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4d670" officeooo:paragraph-rsid="0014d670"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1d7825" officeooo:paragraph-rsid="001d7825" style:font-weight-asian="bold" style:font-weight-complex="bold"/>
    </style:style>
    <style:style style:name="P23" style:family="paragraph" style:parent-style-name="Standard">
      <style:paragraph-properties fo:text-align="start" style:justify-single-word="false"/>
      <style:text-properties style:font-name="Gabriola" fo:font-size="15pt" style:text-underline-style="none" fo:font-weight="normal" officeooo:rsid="00068926" officeooo:paragraph-rsid="001d7825"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Gabriola" fo:font-size="15pt" style:text-underline-style="none" fo:font-weight="normal" officeooo:rsid="002064f6" officeooo:paragraph-rsid="002064f6"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Gabriola" fo:font-size="15pt" style:text-underline-style="none" fo:font-weight="bold" officeooo:rsid="002064f6" officeooo:paragraph-rsid="002064f6" style:font-size-asian="15pt" style:font-weight-asian="bold" style:font-size-complex="15pt" style:font-weight-complex="bold"/>
    </style:style>
    <style:style style:name="P26" style:family="paragraph" style:parent-style-name="Standard">
      <style:text-properties style:font-name="Gabriola" fo:font-size="15pt" fo:font-weight="bold" officeooo:rsid="00068926" officeooo:paragraph-rsid="001d7825" style:font-size-asian="15pt" style:font-weight-asian="bold" style:font-size-complex="15pt" style:font-weight-complex="bold"/>
    </style:style>
    <style:style style:name="P27" style:family="paragraph" style:parent-style-name="Standard">
      <style:text-properties style:font-name="Gabriola" fo:font-size="15pt" fo:font-weight="normal" officeooo:rsid="00068926" officeooo:paragraph-rsid="001d7825"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line-through-style="solid" style:text-line-through-type="single" style:text-underline-style="none" fo:font-weight="normal" officeooo:rsid="00078827" officeooo:paragraph-rsid="0014d670" style:font-weight-asian="normal" style:font-weight-complex="normal"/>
    </style:style>
    <style:style style:name="T1" style:family="text">
      <style:text-properties officeooo:rsid="0008434f"/>
    </style:style>
    <style:style style:name="T2" style:family="text">
      <style:text-properties fo:font-weight="bold" style:font-weight-asian="bold" style:font-weight-complex="bold"/>
    </style:style>
    <style:style style:name="T3" style:family="text">
      <style:text-properties fo:font-weight="bold" officeooo:rsid="0008434f" style:font-weight-asian="bold" style:font-weight-complex="bold"/>
    </style:style>
    <style:style style:name="T4" style:family="text">
      <style:text-properties fo:font-weight="bold" officeooo:rsid="000c3e69" style:font-weight-asian="bold" style:font-weight-complex="bold"/>
    </style:style>
    <style:style style:name="T5" style:family="text">
      <style:text-properties officeooo:rsid="000f4135"/>
    </style:style>
    <style:style style:name="T6" style:family="text">
      <style:text-properties officeooo:rsid="0010658c"/>
    </style:style>
    <style:style style:name="T7" style:family="text">
      <style:text-properties officeooo:rsid="0013a095"/>
    </style:style>
    <style:style style:name="T8" style:family="text">
      <style:text-properties officeooo:rsid="0014d670"/>
    </style:style>
    <style:style style:name="T9" style:family="text">
      <style:text-properties officeooo:rsid="00162877"/>
    </style:style>
    <style:style style:name="T10" style:family="text">
      <style:text-properties officeooo:rsid="0017bb72"/>
    </style:style>
    <style:style style:name="T11" style:family="text">
      <style:text-properties officeooo:rsid="001a2981"/>
    </style:style>
    <style:style style:name="T12" style:family="text">
      <style:text-properties officeooo:rsid="001be361"/>
    </style:style>
    <style:style style:name="T13" style:family="text">
      <style:text-properties officeooo:rsid="001d7825"/>
    </style:style>
    <style:style style:name="T14" style:family="text">
      <style:text-properties officeooo:rsid="0021810c"/>
    </style:style>
    <style:style style:name="T15" style:family="text">
      <style:text-properties officeooo:rsid="00218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vallée de Hauteplume</text:p>
      <text:p text:style-name="P1">JDR Heroic fantasy</text:p>
      <text:p text:style-name="P1">par <text:span text:style-name="T7">MerlinGilou</text:span></text:p>
      <text:p text:style-name="P1"/>
      <text:p text:style-name="P6">Scenar Intro : </text:p>
      <text:p text:style-name="P3"/>
      <text:p text:style-name="P3">De jeunes diplômés de l'<text:span text:style-name="T2">Académie</text:span> voient se dessiner dans leur cité une guerre civile entre les <text:span text:style-name="T2">Citoyens</text:span> (mauvais <text:span text:style-name="T7">d</text:span>essinateurs) et les <text:span text:style-name="T2">Artistes</text:span> (acceptés à l'Académie grâce à leur travail et mérite uniquement bien sûr). Le peuple demande de resteindre le <text:span text:style-name="T2">Dessin</text:span> car il est dangereux. L'élite prone que ce don de la <text:span text:style-name="T2">Nature </text:span>(unique divinité, religion omniprésente mais rites faibles) doit être utilisé pour assurer leur domination. </text:p>
      <text:p text:style-name="P3">Chaque faction peut gagner, selon les choix joueur, menant possiblement <text:s/>à:</text:p>
      <text:p text:style-name="P2">- une tyrannie, <text:span text:style-name="T5">où les jeunes diplomés vont servir d'éclaireurs militaires/se font exiler?</text:span></text:p>
      <text:p text:style-name="P2">- la paix avec un compromis qui installe un départ à l'aventure obligatoire des jeunes diplômés pour dégrossir les rangs des Artistes.</text:p>
      <text:p text:style-name="P2"/>
      <text:p text:style-name="P4">4 <text:span text:style-name="T9">branches narratives</text:span> possibles :</text:p>
      <text:p text:style-name="P4">- aident les insurgés</text:p>
      <text:p text:style-name="P4">- aident l'élite</text:p>
      <text:p text:style-name="P4">- reconcilient les deux camps</text:p>
      <text:p text:style-name="P4">- ne font rien</text:p>
      <text:p text:style-name="P2"/>
      <text:p text:style-name="P2">Dans ce monde de <text:span text:style-name="T2">Dvalir</text:span>, chacun est douée d'une affinité avec une dimension dans laquelle il peut mentalement se projeter pour dessiner : invoquer temporairement une manifestation physique de ce <text:span text:style-name="T2">plan </text:span><text:span text:style-name="T3">subaturel</text:span><text:span text:style-name="T1">.</text:span></text:p>
      <text:p text:style-name="P5"/>
      <text:p text:style-name="P5">Dons :</text:p>
      <text:p text:style-name="P5"/>
      <text:p text:style-name="P10"><text:span text:style-name="T2">Druide :</text:span> animal ou végétofongique</text:p>
      <text:p text:style-name="P10"><text:span text:style-name="T2">Lumancien :</text:span> lumineux <text:span text:style-name="T9">(peut faire des images et tout)</text:span></text:p>
      <text:p text:style-name="P10"><text:span text:style-name="T2">Elémentaliste :</text:span> eau, air, terre ou feu</text:p>
      <text:p text:style-name="P28"><text:span text:style-name="T2">Chaman : </text:span>spirituel <text:span text:style-name="T8">(à débloquer dans les jungles de l'Ouest)</text:span></text:p>
      <text:p text:style-name="P12"/>
      <text:p text:style-name="P10">Enfin, à l'Académie, chaque dessinateur suit un entraînement au combat spécifique :</text:p>
      <text:p text:style-name="P10"/>
      <text:p text:style-name="P5">Classes :</text:p>
      <text:p text:style-name="P10"/>
      <text:p text:style-name="P11"><text:span text:style-name="T4">Lesteplume</text:span><text:span text:style-name="T2">: </text:span>dessins faibles et volatils, peuvent incanter quasi-simultanément à une autre action</text:p>
      <text:p text:style-name="P10"><text:span text:style-name="T2">Invocateur :</text:span> dessins puissants et plus durables, incantations <text:span text:style-name="T1">lentes</text:span></text:p>
      <text:p text:style-name="P13"><text:span text:style-name="T2">Enchanteur : </text:span>dessins potentiellement permanents et puissants à lier à un objet, incantations très lentes. Seuls eux peuvent utiliser un objet enchanté par le même plan. </text:p>
      <text:p text:style-name="P13"/>
      <text:p text:style-name="P13"/>
      <text:p text:style-name="P14">Dessiner demande une concentration absolue (et une main libre pour le geste de l'Académie) et coupe toute perception de la réalité le temps de l'incantation (garder les yeux fermés d'après l'Académie). Une interruption de la concentration invoque un dessin non fini ou l'annule. </text:p>
      <text:p text:style-name="P17"/>
      <text:p text:style-name="P14"/>
      <text:p text:style-name="P7">Niveaux : </text:p>
      <text:p text:style-name="P21"/>
      <text:p text:style-name="P22">Non spécialisés</text:p>
      <text:p text:style-name="P15">Niveau 0 <text:span text:style-name="T12">(Inapte)</text:span> : n'arrive pas à utiliser son Don/n'a pas le Don (légende ou ça existe à <text:soft-page-break/>Hauteplume/en dehors??)</text:p>
      <text:p text:style-name="P15">Niveau 1 <text:span text:style-name="T12">(Ignare)</text:span> : dessine de temps en temps, faible et peu précis</text:p>
      <text:p text:style-name="P15">Niveau 2 <text:span text:style-name="T12">(Débutant)</text:span>: dessine régulièrement, un élève de l'Académie par exemple <text:span text:style-name="T10">ou un artisan</text:span></text:p>
      <text:p text:style-name="P19">Spécialisations de classe</text:p>
      <text:p text:style-name="P19"/>
      <text:p text:style-name="P22">Spécialisés :</text:p>
      <text:p text:style-name="P15">Niveau 3 <text:span text:style-name="T12">(Compétent)</text:span>: diplômé de l'Académie, montre une maitrise de son dessin</text:p>
      <text:p text:style-name="P15">Niveau 4 <text:span text:style-name="T13">(Maître)</text:span>: la plupart des profs de l'Académie, <text:span text:style-name="T6">très bon niveau</text:span></text:p>
      <text:p text:style-name="P16">Niveau 5 <text:span text:style-name="T13">(Illustre Maître)</text:span>: niveau d'excellence, quelques un<text:span text:style-name="T13">s</text:span> dans la Cité</text:p>
      <text:p text:style-name="P16">Niveau 6 <text:span text:style-name="T13">(Légende)</text:span>: Merwin Ril'Avalon ??</text:p>
      <text:p text:style-name="P17"/>
      <text:p text:style-name="P26">Niveau Inapte :</text:p>
      <text:p text:style-name="P27">Mouvement : 0</text:p>
      <text:p text:style-name="P27">Intensité : 0</text:p>
      <text:p text:style-name="P27">Complexité : 0</text:p>
      <text:p text:style-name="P27">Amplitude : 0</text:p>
      <text:p text:style-name="P27"/>
      <text:p text:style-name="P26">Niveau Ignare</text:p>
      <text:p text:style-name="P27">Mouvement : 0</text:p>
      <text:p text:style-name="P27">Intensité : 1</text:p>
      <text:p text:style-name="P27">Complexité : 0</text:p>
      <text:p text:style-name="P23">Amplitude : 1</text:p>
      <text:p text:style-name="P23"/>
      <text:p text:style-name="P25">Niveau Débutant</text:p>
      <text:p text:style-name="P24">Mouvement : 1</text:p>
      <text:p text:style-name="P24">Intensité : 1</text:p>
      <text:p text:style-name="P24">Complexité : 1</text:p>
      <text:p text:style-name="P24">Amplitude : 1</text:p>
      <text:p text:style-name="P17"/>
      <text:p text:style-name="P17"/>
      <text:p text:style-name="P8">A voir : <text:span text:style-name="T11">spécifier les classes et dons,</text:span> noms des habitants, religion, plan de Hauteplume, fonctionnement de l'Académie, régions adjacentes, </text:p>
      <text:p text:style-name="P9"/>
      <text:p text:style-name="P17"><text:span text:style-name="T15">To do</text:span> :</text:p>
      <text:p text:style-name="P17"/>
      <text:p text:style-name="P17"><text:soft-page-break/></text:p>
      <text:p text:style-name="P17"/>
      <text:p text:style-name="P17">- système de jeu fluide en combat, favorise l'imagination des joueurs, il faut poser quelques limites du coup</text:p>
      <text:p text:style-name="P17">- progression surprise et lié à l'expérience des personnages (habitude à une arme, moves spéciaux en combat, etc...)</text:p>
      <text:p text:style-name="P17">- carac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1M7S</meta:editing-duration>
    <meta:editing-cycles>14</meta:editing-cycles>
    <meta:generator>LibreOffice/5.2.7.2$Windows_x86 LibreOffice_project/2b7f1e640c46ceb28adf43ee075a6e8b8439ed10</meta:generator>
    <dc:date>2018-12-30T19:44:06.732000000</dc:date>
    <meta:document-statistic meta:table-count="0" meta:image-count="0" meta:object-count="0" meta:page-count="3" meta:paragraph-count="56" meta:word-count="516" meta:character-count="3197" meta:non-whitespace-character-count="2730"/>
    <meta:user-defined meta:name="Info 1"/>
    <meta:user-defined meta:name="Info 2"/>
    <meta:user-defined meta:name="Info 3"/>
    <meta:user-defined meta:name="Info 4"/>
  </office:meta>
</office:document-meta>
</file>